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9fcf1" officeooo:paragraph-rsid="0019fcf1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1pt" fo:font-weight="normal" officeooo:rsid="001bb1fc" officeooo:paragraph-rsid="001bb1fc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1pt" fo:font-weight="normal" officeooo:rsid="0019fcf1" officeooo:paragraph-rsid="0019fcf1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officeooo:rsid="001943af" officeooo:paragraph-rsid="001e4bf1" style:font-size-asian="11pt" style:font-weight-asian="normal" style:font-size-complex="11pt" style:font-weight-complex="normal"/>
    </style:style>
    <style:style style:name="T1" style:family="text">
      <style:text-properties officeooo:rsid="001a0a00"/>
    </style:style>
    <style:style style:name="T2" style:family="text">
      <style:text-properties officeooo:rsid="001b2d85"/>
    </style:style>
    <style:style style:name="T3" style:family="text">
      <style:text-properties officeooo:rsid="001d7c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STAGNETO PO <text:s/>“<text:span text:style-name="T1">Marta”</text:span></text:p>
      <text:p text:style-name="P1"/>
      <text:p text:style-name="P2">Progetto di architetto paesaggista</text:p>
      <text:p text:style-name="P3"/>
      <text:p text:style-name="P3"><text:s/>Allestimento aiuola a bassa manutenzione mq 200, cultivar di sempreverdi, tapezzanti, graminacee, perenni humus nella buca di trapianto di ogni singola pianta</text:p>
      <text:p text:style-name="P3"/>
      <text:p text:style-name="P3">impianto di irrigazione wi-fy <text:span text:style-name="T2">con irrigatori rotetor a basso consumo idrico e un miglior effetto pioggia, </text:span><text:span text:style-name="T3">sensore pioggia</text:span></text:p>
      <text:p text:style-name="P3"/>
      <text:p text:style-name="P3">posa prato a rotoli di macroterme “cynodron”, poca esigenza idrica, resistente alle malattie, bello verde in primavera/estate e di colorazione gialla in autunno/inverno</text:p>
      <text:p text:style-name="P3"/>
      <text:p text:style-name="P4">Robot taglia erba di ultima generazione con sensore visivo “no fili” e riconoscimento botanic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8T12:27:06.926801300</meta:creation-date>
    <dc:date>2026-02-08T14:16:08.690738800</dc:date>
    <meta:editing-duration>PT6M36S</meta:editing-duration>
    <meta:editing-cycles>6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6" meta:word-count="84" meta:character-count="598" meta:non-whitespace-character-count="518"/>
  </office:meta>
</office:document-meta>
</file>